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6af73" officeooo:paragraph-rsid="0016af73"/>
    </style:style>
    <style:style style:name="P2" style:family="paragraph" style:parent-style-name="Standard">
      <style:text-properties officeooo:rsid="0016af73" officeooo:paragraph-rsid="0016af73"/>
    </style:style>
    <style:style style:name="P3" style:family="paragraph" style:parent-style-name="Standard">
      <style:text-properties officeooo:rsid="0016bd9c" officeooo:paragraph-rsid="0016bd9c"/>
    </style:style>
    <style:style style:name="P4" style:family="paragraph" style:parent-style-name="Standard">
      <style:text-properties officeooo:rsid="00192cd1" officeooo:paragraph-rsid="00192cd1"/>
    </style:style>
    <style:style style:name="P5" style:family="paragraph" style:parent-style-name="Standard">
      <style:text-properties officeooo:rsid="001a21e9" officeooo:paragraph-rsid="001a21e9"/>
    </style:style>
    <style:style style:name="P6" style:family="paragraph" style:parent-style-name="Standard">
      <style:text-properties officeooo:rsid="001c094e" officeooo:paragraph-rsid="001c094e"/>
    </style:style>
    <style:style style:name="P7" style:family="paragraph" style:parent-style-name="Standard">
      <style:text-properties officeooo:rsid="001ced2c" officeooo:paragraph-rsid="001ced2c"/>
    </style:style>
    <style:style style:name="P8" style:family="paragraph" style:parent-style-name="Standard">
      <style:text-properties officeooo:rsid="001e6d0d" officeooo:paragraph-rsid="001e6d0d"/>
    </style:style>
    <style:style style:name="P9" style:family="paragraph" style:parent-style-name="Standard">
      <style:text-properties officeooo:rsid="001f5fdf" officeooo:paragraph-rsid="001f5fdf"/>
    </style:style>
    <style:style style:name="P10" style:family="paragraph" style:parent-style-name="Standard">
      <style:text-properties officeooo:rsid="0021324f" officeooo:paragraph-rsid="0021324f"/>
    </style:style>
    <style:style style:name="P11" style:family="paragraph" style:parent-style-name="Standard">
      <style:paragraph-properties fo:break-before="page"/>
      <style:text-properties officeooo:rsid="0016af73" officeooo:paragraph-rsid="0016af73"/>
    </style:style>
    <style:style style:name="T1" style:family="text">
      <style:text-properties fo:color="#c9211e"/>
    </style:style>
    <style:style style:name="T2" style:family="text">
      <style:text-properties fo:color="#c9211e" officeooo:rsid="00192cd1"/>
    </style:style>
    <style:style style:name="T3" style:family="text">
      <style:text-properties officeooo:rsid="00192cd1"/>
    </style:style>
    <style:style style:name="T4" style:family="text">
      <style:text-properties officeooo:rsid="001f5f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s utiles:</text:p>
      <text:p text:style-name="P2"><text:span text:style-name="T1">ls</text:span>: lista el contenido del directorio actual</text:p>
      <text:p text:style-name="P5"><text:span text:style-name="T1">ls -la</text:span> : muesta los archivos ocultos</text:p>
      <text:p text:style-name="P6"><text:span text:style-name="T1">ls -a</text:span> : muestra todos los archivos, hasta los ocultos</text:p>
      <text:p text:style-name="P2"><text:span text:style-name="T1">pwd</text:span>: indica el directorio donde estoy ubicado</text:p>
      <text:p text:style-name="P2"><text:span text:style-name="T1">cd</text:span>: nos permite movernos entre directorios</text:p>
      <text:p text:style-name="P2"><text:span text:style-name="T1">cd ..</text:span> : nos lleva un directorio para atrás</text:p>
      <text:p text:style-name="P2"><text:span text:style-name="T1">mkdir</text:span>: crea un directorio </text:p>
      <text:p text:style-name="P2"><text:span text:style-name="T1">touch</text:span>: crea un fichero</text:p>
      <text:p text:style-name="P2"><text:span text:style-name="T1">rm</text:span>: elimina un fichero o directorio </text:p>
      <text:p text:style-name="P3"><text:span text:style-name="T1">rm -rf nombreDelDirectorio</text:span>: elimina la carpeta entera con todos los archivos dentro</text:p>
      <text:p text:style-name="P2"><text:span text:style-name="T1">cp</text:span>: permite copiar archivos o directorio</text:p>
      <text:p text:style-name="P2"><text:span text:style-name="T1">mv</text:span>: permite mover o re-nombrar ficheros </text:p>
      <text:p text:style-name="P2"><text:span text:style-name="T1">apt</text:span>: instala, busca, elimina paquetes </text:p>
      <text:p text:style-name="P2"><text:span text:style-name="T1">cat</text:span>: sirve para ver el contenido de un fichero</text:p>
      <text:p text:style-name="P2"><text:span text:style-name="T1">vi</text:span><text:span text:style-name="T2">m</text:span><text:span text:style-name="T1"> – nano</text:span>: editores de texto</text:p>
      <text:p text:style-name="P2"><text:span text:style-name="T1">find</text:span>: busqueda de ficheros</text:p>
      <text:p text:style-name="P7"><text:span text:style-name="T1">code .</text:span> : el punto dice quiero que abras en la carpeta en la que me encuentro</text:p>
      <text:p text:style-name="P2"/>
      <text:p text:style-name="P2"><text:tab/><text:span text:style-name="T3">Estados de git:</text:span></text:p>
      <text:p text:style-name="P2"/>
      <text:p text:style-name="P4">°Working Directory: es el area de trabajo local, es por ello que para guardar los cambios hay que pasarlos al staging area.</text:p>
      <text:p text:style-name="P4"/>
      <text:p text:style-name="P4">°Stage Area: es el area de preparacion, es aca donde se almacena todo antes de hacer un commit (confirma los cambios).</text:p>
      <text:p text:style-name="P4"/>
      <text:p text:style-name="P4">°Git Repository: es el repositorio en donde se almacena los cambios del proyecto</text:p>
      <text:p text:style-name="P4"/>
      <text:p text:style-name="P5"><text:span text:style-name="T1">git add nombre de los archivos</text:span> : esto agrega los archivos seleccionados al stage area</text:p>
      <text:p text:style-name="P5"><text:span text:style-name="T1">git add .</text:span> : agrega todos los archivos</text:p>
      <text:p text:style-name="P5"><text:span text:style-name="T1">git rm - -cached nombre del archivo </text:span>: esto saca el archivo indicado del stage area</text:p>
      <text:p text:style-name="P8"><text:span text:style-name="T1">git diff </text:span>: muestra lo que se modifico de lo de adentro del archivo, <text:span text:style-name="T4">antes del stage</text:span></text:p>
      <text:p text:style-name="P9"><text:span text:style-name="T1">git diff –staged </text:span>: muestra todos los cambias deltro de la etapa de staged</text:p>
      <text:p text:style-name="P9"><text:span text:style-name="T1">git log </text:span>: muestra todos los commit hechos, con el nombre, email, fecha del commit , para salir de esa pantalla, se sale con la letra q</text:p>
      <text:p text:style-name="P9"><text:span text:style-name="T1">git log –oneline</text:span> : muestra todos los commit hechos y en cada commit muestra un id unico de cada commit</text:p>
      <text:p text:style-name="P10"><text:span text:style-name="T1">git branch</text:span> : muestra en que rama estamos ubicados</text:p>
      <text:p text:style-name="P10"><text:span text:style-name="T1">git checkout nombre de la rama a la que quiero cambiarme</text:span> : cambia de rama</text:p>
      <text:p text:style-name="P10"><text:span text:style-name="T1">git checkout -b nombre de la rama</text:span> : crea y nos pone en la rama que creamos</text:p>
      <text:p text:style-name="P10"><text:span text:style-name="T1">git merge nombre de la rama </text:span>: para fusionar los cambios de la rama b a la rama master, hay que estar parados en la rama master y luego ejecutar el comando</text:p>
      <text:p text:style-name="P5"/>
      <text:p text:style-name="P8">para no querer subir sin querer un archivo a git, como ejemplo .env que se usa como variables de entorno, tenemos que crear un archivo .gitignore donde le pasamos el nombre del archivo que quiero que ignore osea .env</text:p>
      <text:p text:style-name="P4"/>
      <text:p text:style-name="P5"/>
      <text:p text:style-name="P1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af73" officeooo:paragraph-rsid="0016af7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urso de Gi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20:42:34.507741243</meta:creation-date>
    <dc:date>2022-07-31T01:37:30.420009826</dc:date>
    <meta:editing-duration>PT43M14S</meta:editing-duration>
    <meta:editing-cycles>1</meta:editing-cycles>
    <meta:document-statistic meta:table-count="0" meta:image-count="0" meta:object-count="0" meta:page-count="2" meta:paragraph-count="36" meta:word-count="417" meta:character-count="2252" meta:non-whitespace-character-count="1863"/>
    <meta:generator>LibreOffice/6.4.7.2$Linux_X86_64 LibreOffice_project/40$Build-2</meta:generator>
  </office:meta>
</office:document-meta>
</file>